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26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5.9535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3.7772in"/>
    </style:style>
    <style:style style:name="co10" style:family="table-column">
      <style:table-column-properties fo:break-before="auto" style:column-width="3.6807in"/>
    </style:style>
    <style:style style:name="co11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5.6173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fo:color="#005032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fo:color="#000000" style:font-name="Monospace" fo:font-size="10pt" style:font-name-asian="Monospace" style:font-size-asian="10pt" style:font-size-complex="10pt"/>
    </style:style>
    <style:style style:name="T5" style:family="text">
      <style:text-properties fo:color="#7f0055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Method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8" table:default-cell-style-name="Default"/>
        <table:table-row table:style-name="ro1" table:number-rows-repeated="2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return Parameter</text:p>
          </table:table-cell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Parameters</text:p>
          </table:table-cell>
          <table:table-cell office:value-type="string" calcext:value-type="string">
            <text:p>used i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translation 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unction commentary</text:p>
          </table:table-cell>
          <table:table-cell table:number-columns-repeated="7"/>
          <table:table-cell office:value-type="string" calcext:value-type="string">
            <text:p>additionalValues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nearGoalArea</text:p>
          </table:table-cell>
          <table:table-cell office:value-type="string" calcext:value-type="string">
            <text:p>MotionControl bm</text:p>
          </table:table-cell>
          <table:table-cell office:value-type="string" calcext:value-type="string">
            <text:p>DribbleToAttackPointConservative</text:p>
            <text:p>DribbleAttackConservative</text:p>
            <text:p>GetBall</text:p>
            <text:p>Intercept</text:p>
          </table:table-cell>
          <table:table-cell office:value-type="string" calcext:value-type="string">
            <text:p>71</text:p>
            <text:p>70</text:p>
            <text:p>98</text:p>
            <text:p>307</text:p>
          </table:table-cell>
          <table:table-cell table:number-columns-repeated="4"/>
          <table:table-cell office:value-type="string" calcext:value-type="string">
            <text:p>- check if robot is near the goal area</text:p>
            <text:p>- drives out of the goal area, if robot is in the goal area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msl_actuator_msgs::MotionControl</text:p>
          </table:table-cell>
          <table:table-cell table:style-name="ce5" office:value-type="string" calcext:value-type="string">
            <text:p>driveToPointAlignNoAvoidance</text:p>
          </table:table-cell>
          <table:table-cell office:value-type="string" calcext:value-type="string">
            <text:p>shared_ptr&lt;geometry::CNPoint2D&gt; destination, </text:p>
            <text:p>shared_ptr&lt;geometry::CNPoint2D&gt;alignPoint, </text:p>
            <text:p>double translation,</text:p>
            <text:p>bool alignSlow</text:p>
          </table:table-cell>
          <table:table-cell office:value-type="string" calcext:value-type="string">
            <text:p>DefendGoal</text:p>
            <text:p/>
            <text:p>BouncePassShoot</text:p>
          </table:table-cell>
          <table:table-cell office:value-type="string" calcext:value-type="string">
            <text:p>61</text:p>
            <text:p>115</text:p>
            <text:p>61</text:p>
          </table:table-cell>
          <table:table-cell table:number-columns-repeated="4"/>
          <table:table-cell office:value-type="string" calcext:value-type="string">
            <text:p>- uses driveToPointNoAvoidance and alignToPointNoBall</text:p>
            <text:p/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ToPointNoAvoidanc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Dest,</text:span></text:p>
            <text:p><text:span text:style-name="T4">double translation</text:span></text:p>
          </table:table-cell>
          <table:table-cell office:value-type="string" calcext:value-type="string">
            <text:p>RobotMovement</text:p>
          </table:table-cell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driveToPointAlignNoAvoidance</text:p>
          </table:table-cell>
          <table:table-cell table:number-columns-repeated="3"/>
          <table:table-cell office:value-type="string" calcext:value-type="string">
            <text:p>- creates MotionControl message</text:p>
            <text:p>- could be remov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sl_actuator_msgs::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<text:span text:style-name="T5">int</text:span><text:span text:style-name="T2"> translation</text:span></text:p>
          </table:table-cell>
          <table:table-cell office:value-type="string" calcext:value-type="string">
            <text:p>ProtectBall</text:p>
            <text:p>AdvancdeSimplePass</text:p>
            <text:p>ReleaseMid</text:p>
            <text:p>Intercept</text:p>
          </table:table-cell>
          <table:table-cell office:value-type="string" calcext:value-type="string">
            <text:p>52</text:p>
            <text:p>48</text:p>
            <text:p>40</text:p>
            <text:p>70</text:p>
          </table:table-cell>
          <table:table-cell table:number-columns-repeated="4"/>
          <table:table-cell office:value-type="string" calcext:value-type="string">
            <text:p>- let robot drive to an random position</text:p>
            <text:p>- uses “randomCounter” as memory variable 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id</text:p>
          </table:table-cell>
          <table:table-cell table:style-name="ce2" office:value-type="string" calcext:value-type="string">
            <text:p>reset</text:p>
          </table:table-cell>
          <table:table-cell/>
          <table:table-cell office:value-type="string" calcext:value-type="string">
            <text:p>DribbleToAttackPointConservative</text:p>
            <text:p><text:span text:style-name="T6">DribbleAttackConservative</text:span></text:p>
          </table:table-cell>
          <table:table-cell office:value-type="string" calcext:value-type="string">
            <text:p>86</text:p>
            <text:p>79</text:p>
          </table:table-cell>
          <table:table-cell table:number-columns-repeated="4"/>
          <table:table-cell office:value-type="string" calcext:value-type="string">
            <text:p>-reset variables "curRot" and "curTrans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hared_ptr&lt;msl_actuator_msgs::MotionControl&gt;</text:p>
          </table:table-cell>
          <table:table-cell office:value-type="string" calcext:value-type="string">
            <text:p>dribbleToPointConservative</text:p>
          </table:table-cell>
          <table:table-cell table:style-name="ce7" office:value-type="string" calcext:value-type="string">
            <text:p><text:span text:style-name="T1">shared_ptr</text:span><text:span text:style-name="T2">&lt;geometry::</text:span><text:span text:style-name="T3">CNPoint2D</text:span><text:span text:style-name="T2">&gt; egoTarget,</text:span></text:p>
            <text:p><text:span text:style-name="T4">shared_ptr&lt;geometry::CNPoint2D&gt;&amp; ppp</text:span></text:p>
          </table:table-cell>
          <table:table-cell office:value-type="string" calcext:value-type="string">
            <text:p>DribbleToAttackPointConservative</text:p>
            <text:p>DribbleAttackConservative</text:p>
            <text:p/>
          </table:table-cell>
          <table:table-cell office:value-type="string" calcext:value-type="string">
            <text:p>47</text:p>
            <text:p>43</text:p>
            <text:p>51</text:p>
          </table:table-cell>
          <table:table-cell table:number-columns-repeated="4"/>
          <table:table-cell office:value-type="string" calcext:value-type="string">
            <text:p>- parameter "ppp" -&gt; input never use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table:style-name="ce2" office:value-type="string" calcext:value-type="string">
            <text:p>updateLastTurnTime</text:p>
          </table:table-cell>
          <table:table-cell/>
          <table:table-cell office:value-type="string" calcext:value-type="string">
            <text:p>ProtectBall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- update "lastTurnTime"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dribbleNeedToTurn</text:p>
          </table:table-cell>
          <table:table-cell/>
          <table:table-cell office:value-type="string" calcext:value-type="string">
            <text:p>DribbleToAttackPointConservative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ever used in a logical way</text:p>
          </table:table-cell>
          <table:table-cell table:number-columns-repeated="3"/>
          <table:table-cell office:value-type="string" calcext:value-type="string">
            <text:p>- drive to opp goal, under several condition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otionControl</text:p>
          </table:table-cell>
          <table:table-cell office:value-type="string" calcext:value-type="string">
            <text:p>moveToPointFast</text:p>
          </table:table-cell>
          <table:table-cell table:style-name="ce7" office:value-type="string" calcext:value-type="string">
            <text:p>shared_ptr&lt;geometry::CNPoint2D&gt; egoTarget,</text:p>
            <text:p>shared_ptr&lt;geometry::CNPoint2D&gt; egoAlignPoint,</text:p>
            <text:p>double snapDistance,</text:p>
            <text:p>shared_ptr&lt;vector&lt;shared_ptr&lt;geometry::CNPoint2D&gt;&gt;&gt; additionalPoints</text:p>
          </table:table-cell>
          <table:table-cell office:value-type="string" calcext:value-type="string">
            <text:p>PositionExecutor</text:p>
            <text:p>BackroomDefence</text:p>
            <text:p>PositionReceiver</text:p>
          </table:table-cell>
          <table:table-cell office:value-type="string" calcext:value-type="string">
            <text:p>93</text:p>
            <text:p>62</text:p>
            <text:p>55</text:p>
          </table:table-cell>
          <table:table-cell table:number-columns-repeated="4"/>
          <table:table-cell office:value-type="string" calcext:value-type="string">
            <text:p>- drive to point -&gt; fas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otionControl</text:p>
          </table:table-cell>
          <table:table-cell office:value-type="string" calcext:value-type="string">
            <text:p>moveToPoin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RobotMovement</text:p>
            <text:p/>
            <text:p/>
            <text:p/>
            <text:p/>
            <text:p>Wander</text:p>
            <text:p>FetchFromSideLine</text:p>
            <text:p/>
            <text:p>CatchPass</text:p>
            <text:p>StandardAlignAndGrab</text:p>
            <text:p/>
            <text:p>StandardAlignToPoint</text:p>
            <text:p/>
            <text:p/>
            <text:p>DriveToPoint</text:p>
            <text:p>ReleaseMid</text:p>
            <text:p/>
            <text:p>DriveToPenaltyStart</text:p>
            <text:p>DriveToGoal</text:p>
            <text:p>CoverSpace</text:p>
            <text:p>DropBallAttackerPos</text:p>
            <text:p>PositionExecutor</text:p>
            <text:p>StdExecutorGrabBall</text:p>
            <text:p>Duel</text:p>
            <text:p>PositionReceiver</text:p>
            <text:p>AttackOpp</text:p>
            <text:p/>
            <text:p>Pos2Defenders</text:p>
            <text:p/>
            <text:p/>
            <text:p/>
            <text:p/>
            <text:p>GetBall</text:p>
            <text:p/>
            <text:p>Pos4Def</text:p>
            <text:p>DriveInSquare</text:p>
          </table:table-cell>
          <table:table-cell office:value-type="string" calcext:value-type="string">
            <text:p>727</text:p>
            <text:p>732</text:p>
            <text:p>748</text:p>
            <text:p>777</text:p>
            <text:p>913</text:p>
            <text:p>139</text:p>
            <text:p>75</text:p>
            <text:p>102</text:p>
            <text:p>58</text:p>
            <text:p>47</text:p>
            <text:p>62</text:p>
            <text:p>87</text:p>
            <text:p>94</text:p>
            <text:p>126</text:p>
            <text:p>41</text:p>
            <text:p>96</text:p>
            <text:p>100</text:p>
            <text:p>36</text:p>
            <text:p>61</text:p>
            <text:p>70</text:p>
            <text:p>49</text:p>
            <text:p>97</text:p>
            <text:p>43</text:p>
            <text:p>288</text:p>
            <text:p>59</text:p>
            <text:p>92</text:p>
            <text:p>154</text:p>
            <text:p>63</text:p>
            <text:p>70</text:p>
            <text:p>83</text:p>
            <text:p>89</text:p>
            <text:p>98</text:p>
            <text:p>96</text:p>
            <text:p>146</text:p>
            <text:p>52</text:p>
            <text:p>56</text:p>
          </table:table-cell>
          <table:table-cell office:value-type="string" calcext:value-type="string">
            <text:p>placeRobotCareBall</text:p>
            <text:p>placeRobotCareBall</text:p>
            <text:p>PlaceRobot</text:p>
            <text:p>PlaceRobot</text:p>
            <text:p>PlaceRobotAggressiv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drive to point -&gt; default parameters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interceptCarefully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snapDistance, </text:p>
            <text:p>Shared_ptr&lt;vector&lt;shared_ptr&lt;geometry::CNPoint2D&gt;&gt;&gt; additionalPoints</text:p>
          </table:table-cell>
          <table:table-cell office:value-type="string" calcext:value-type="string">
            <text:p>InterceptCarefully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- could be moved in Class InterceptCarefully.cpp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otionControl</text:p>
          </table:table-cell>
          <table:table-cell office:value-type="string" calcext:value-type="string">
            <text:p>alignToPointNoBall</text:p>
          </table:table-cell>
          <table:table-cell office:value-type="string" calcext:value-type="string">
            <text:p>shared_ptr&lt;geometry::CNPoint2D&gt; egoTarget,</text:p>
            <text:p>shared_ptr&lt;geometry::CNPoint2D&gt; egoAlignPoint,</text:p>
            <text:p>double angleTolerance</text:p>
          </table:table-cell>
          <table:table-cell office:value-type="string" calcext:value-type="string">
            <text:p>RobotMovement</text:p>
            <text:p/>
            <text:p/>
            <text:p>DefendGoal</text:p>
            <text:p/>
          </table:table-cell>
          <table:table-cell office:value-type="string" calcext:value-type="string">
            <text:p>127</text:p>
            <text:p>714</text:p>
            <text:p>910</text:p>
            <text:p>189</text:p>
            <text:p>190</text:p>
          </table:table-cell>
          <table:table-cell office:value-type="string" calcext:value-type="string">
            <text:p>driveToPointAlignNoAvoidance</text:p>
            <text:p>PlaceRobotCareBall</text:p>
            <text:p>PlaceRobotAggressive</text:p>
            <text:p/>
            <text:p/>
          </table:table-cell>
          <table:table-cell table:number-columns-repeated="3"/>
          <table:table-cell office:value-type="string" calcext:value-type="string">
            <text:p>- align to point</text:p>
            <text:p>- ignoring ball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PenaltyAlignAndShoot</text:p>
            <text:p><text:span text:style-name="T6">KickOffPassDefault</text:span></text:p>
          </table:table-cell>
          <table:table-cell office:value-type="string" calcext:value-type="string">
            <text:p>145</text:p>
            <text:p>73</text:p>
          </table:table-cell>
          <table:table-cell table:number-columns-repeated="4"/>
          <table:table-cell office:value-type="string" calcext:value-type="string">
            <text:p>- align to point</text:p>
            <text:p>- with ball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apidAlignToPointWithBall</text:p>
          </table:table-cell>
          <table:table-cell office:value-type="string" calcext:value-type="string">
            <text:p>shared_ptr&lt;geometry::CNPoint2D&gt; egoAlignPoint,</text:p>
            <text:p>shared_ptr&lt;geometry::CNPoint2D&gt; egoBallPos,</text:p>
            <text:p>double angleTolerance,</text:p>
            <text:p>double ballAngleTolerance</text:p>
          </table:table-cell>
          <table:table-cell office:value-type="string" calcext:value-type="string">
            <text:p>GoalKick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- uses different config parameters (rapid)</text:p>
            <text:p>- uses different calculation for rotation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ruleActionForBallGetter</text:p>
          </table:table-cell>
          <table:table-cell/>
          <table:table-cell office:value-type="string" calcext:value-type="string">
            <text:p>FetchFromSideLine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- uses placeRobotCareBall()</text:p>
            <text:p>- uses placeRobot()</text:p>
            <text:p>- checks different msl rules</text:p>
            <text:p>- if a rule could be broken sends mc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MotionControl</text:p>
          </table:table-cell>
          <table:table-cell office:value-type="string" calcext:value-type="string">
            <text:p>placeRobotCareBall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  <text:p/>
            <text:p>OneGernericInGameBlocker</text:p>
            <text:p>DefendGoal</text:p>
            <text:p>Intercept</text:p>
            <text:p>MoveToPointDynamic</text:p>
            <text:p>ReceivePassIntoPathGeneric</text:p>
            <text:p>StandardAlignToPassPos</text:p>
          </table:table-cell>
          <table:table-cell office:value-type="string" calcext:value-type="string">
            <text:p>635</text:p>
            <text:p>651</text:p>
            <text:p>675</text:p>
            <text:p>137</text:p>
            <text:p>110</text:p>
            <text:p>93</text:p>
            <text:p>51</text:p>
            <text:p>56</text:p>
            <text:p>59</text:p>
          </table:table-cell>
          <table:table-cell office:value-type="string" calcext:value-type="string">
            <text:p><text:span text:style-name="T6">RuleActionForBallGetter</text:span></text:p>
            <text:p><text:span text:style-name="T6">RuleActionForBallGetter</text:span></text:p>
            <text:p>PlaceRobotCareBall</text:p>
            <text:p/>
            <text:p/>
            <text:p/>
            <text:p/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placeRobot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/>
          </table:table-cell>
          <table:table-cell office:value-type="string" calcext:value-type="string">
            <text:p>687</text:p>
            <text:p>693</text:p>
          </table:table-cell>
          <table:table-cell office:value-type="string" calcext:value-type="string">
            <text:p>ruleActionForBallGetter</text:p>
            <text:p>RuleActionForBallGetter</text:p>
          </table:table-cell>
          <table:table-cell table:number-columns-repeated="3"/>
          <table:table-cell office:value-type="string" calcext:value-type="string">
            <text:p>- uses moveToPointCarefully</text:p>
            <text:p>- drives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otionControl</text:p>
          </table:table-cell>
          <table:table-cell office:value-type="string" calcext:value-type="string">
            <text:p>driveRandomly</text:p>
          </table:table-cell>
          <table:table-cell table:style-name="ce8" office:value-type="string" calcext:value-type="string">
            <text:p>double translation</text:p>
          </table:table-cell>
          <table:table-cell office:value-type="string" calcext:value-type="string">
            <text:p>BouncePassShoot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- drives randomly to a target point</text:p>
            <text:p>- not very different from other driveRandomly method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table:style-name="ce2" office:value-type="string" calcext:value-type="string">
            <text:p>getRandomTarget</text:p>
          </table:table-cell>
          <table:table-cell/>
          <table:table-cell office:value-type="string" calcext:value-type="string">
            <text:p>RobotMovemen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driveRandomly(DOUBLE)</text:p>
          </table:table-cell>
          <table:table-cell table:number-columns-repeated="3"/>
          <table:table-cell office:value-type="string" calcext:value-type="string">
            <text:p>- returns a random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otionControl</text:p>
          </table:table-cell>
          <table:table-cell office:value-type="string" calcext:value-type="string">
            <text:p>moveToFreeSpace</text:p>
          </table:table-cell>
          <table:table-cell office:value-type="string" calcext:value-type="string">
            <text:p>shared_ptr&lt;geometry::CNPoint2D&gt; alloPassee,</text:p>
            <text:p>double maxTrans</text:p>
          </table:table-cell>
          <table:table-cell office:value-type="string" calcext:value-type="string">
            <text:p>AdvancdeSimplePass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- uses placeRobotAggressive</text:p>
            <text:p>- moves robot to a free space</text:p>
            <text:p>- don't use PathPlane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tionControl</text:p>
          </table:table-cell>
          <table:table-cell office:value-type="string" calcext:value-type="string">
            <text:p>placeRobotAggressive</text:p>
          </table:table-cell>
          <table:table-cell office:value-type="string" calcext:value-type="string">
            <text:p>shared_ptr&lt;geometry::CNPoint2D&gt; destinationPoint,</text:p>
            <text:p>shared_ptr&lt;geometry::CNPoint2D&gt; headingPoint,</text:p>
            <text:p>double translation</text:p>
          </table:table-cell>
          <table:table-cell office:value-type="string" calcext:value-type="string">
            <text:p>RobotMovement</text:p>
            <text:p>OneGernericInGameBlocker</text:p>
            <text:p>MoveToPointDynamic</text:p>
          </table:table-cell>
          <table:table-cell office:value-type="string" calcext:value-type="string">
            <text:p>878</text:p>
            <text:p>141</text:p>
            <text:p>55</text:p>
          </table:table-cell>
          <table:table-cell office:value-type="string" calcext:value-type="string">
            <text:p>moveToFreeSpace</text:p>
            <text:p/>
            <text:p/>
          </table:table-cell>
          <table:table-cell table:number-columns-repeated="3"/>
          <table:table-cell office:value-type="string" calcext:value-type="string">
            <text:p>- uses alignToPointNoBall</text:p>
            <text:p>- uses moveToPointCarefully</text:p>
            <text:p>- uses evalPointDynamic</text:p>
            <text:p>- drives robot to destination point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uble</text:p>
          </table:table-cell>
          <table:table-cell office:value-type="string" calcext:value-type="string">
            <text:p>evalPointDynamic</text:p>
          </table:table-cell>
          <table:table-cell office:value-type="string" calcext:value-type="string">
            <text:p>shared_ptr&lt;geometry::CNPoint2D&gt; alloP,</text:p>
            <text:p>shared_ptr&lt;geometry::CNPoint2D&gt; alloPassee,</text:p>
            <text:p>shared_ptr&lt;geometry::CNPosition&gt; ownPos,</text:p>
            <text:p>shared_ptr&lt;vector&lt;shared_ptr&lt;geometry::CNPoint2D&gt; &gt; &gt; opponents</text:p>
          </table:table-cell>
          <table:table-cell office:value-type="string" calcext:value-type="string">
            <text:p>RobotMovement</text:p>
          </table:table-cell>
          <table:table-cell office:value-type="string" calcext:value-type="string">
            <text:p>835</text:p>
            <text:p>868</text:p>
          </table:table-cell>
          <table:table-cell office:value-type="string" calcext:value-type="string">
            <text:p>MoveToFreeSpace</text:p>
            <text:p><text:span text:style-name="T6">MoveToFreeSpace</text:span></text:p>
          </table:table-cell>
          <table:table-cell table:number-columns-repeated="3"/>
          <table:table-cell office:value-type="string" calcext:value-type="string">
            <text:p>- calculate something </text:p>
            <text:p>- only used in MoveToFreeSpace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 office:value-type="string" calcext:value-type="string">
            <text:p>Summe:</text:p>
          </table:table-cell>
          <table:table-cell table:style-name="ce6" table:formula="of:=SUMIFS([.B4:.B25];&quot;.*&quot;;[.R4:.R18])" office:value-type="string" office:string-value="" calcext:value-type="error">
            <text:p>#VALUE!</text:p>
          </table:table-cell>
          <table:table-cell table:style-name="Default" table:number-columns-repeated="8"/>
          <table:table-cell table:number-columns-repeated="8"/>
        </table:table-row>
      </table:table>
      <table:table table:name="RefactoredMethods" table:style-name="ta1">
        <table:table-column table:style-name="co7" table:default-cell-style-name="ce2"/>
        <table:table-column table:style-name="co2" table:default-cell-style-name="ce11"/>
        <table:table-column table:style-name="co8" table:default-cell-style-name="ce2"/>
        <table:table-column table:style-name="co9" table:default-cell-style-name="ce11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table:style-name="ce2" office:value-type="string" calcext:value-type="string">
            <text:p>Contains Methods</text:p>
          </table:table-cell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Commentary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11">
            <text:p>moveToPoint</text:p>
          </table:table-cell>
          <table:table-cell table:style-name="ce10" office:value-type="string" calcext:value-type="string">
            <text:p>driveToPointAlignNoAvoidance</text:p>
          </table:table-cell>
          <table:table-cell table:style-name="ce9" office:value-type="string" calcext:value-type="string" table:number-columns-spanned="1" table:number-rows-spanned="11">
            <text:p>Query-Object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ToPointNoAvoidanc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dribbleToPointConservative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moveToPointFast</text:p>
          </table:table-cell>
          <table:covered-table-cell/>
          <table:table-cell office:value-type="string" calcext:value-type="string">
            <text:p>snapDistance could be replaced with 0. is never realy used</text:p>
          </table:table-cell>
        </table:table-row>
        <table:table-row table:style-name="ro1">
          <table:covered-table-cell/>
          <table:table-cell office:value-type="string" calcext:value-type="string">
            <text:p>moveToPointCarefully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No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rapidAlignToPointWith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CareBall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placeRobot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placeRobotAggressive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uleActionForBallGetter</text:p>
          </table:table-cell>
          <table:table-cell table:style-name="ce13" office:value-type="string" calcext:value-type="string">
            <text:p>ruleActionForBallGetter</text:p>
          </table:table-cell>
          <table:table-cell table:style-name="ce9" office:value-type="string" calcext:value-type="string" table:number-columns-spanned="1" table:number-rows-spanned="2">
            <text:p>void</text:p>
          </table:table-cell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nearGoalArea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3">
            <text:p>driveRandomly</text:p>
          </table:table-cell>
          <table:table-cell table:style-name="ce13" office:value-type="string" calcext:value-type="string">
            <text:p>driveRandomly(int)</text:p>
          </table:table-cell>
          <table:table-cell table:style-name="ce9" office:value-type="string" calcext:value-type="string" table:number-columns-spanned="1" table:number-rows-spanned="3">
            <text:p>double translation</text:p>
          </table:table-cell>
          <table:table-cell table:style-name="ce13"/>
        </table:table-row>
        <table:table-row table:style-name="ro1">
          <table:covered-table-cell/>
          <table:table-cell office:value-type="string" calcext:value-type="string">
            <text:p>driveRandomly(double)</text:p>
          </table:table-cell>
          <table:covered-table-cell/>
          <table:table-cell/>
        </table:table-row>
        <table:table-row table:style-name="ro1">
          <table:covered-table-cell/>
          <table:table-cell table:style-name="ce12" office:value-type="string" calcext:value-type="string">
            <text:p>getRandomTarget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moveToFreeSpace</text:p>
          </table:table-cell>
          <table:table-cell table:style-name="ce13" office:value-type="string" calcext:value-type="string">
            <text:p>moveToFreeSpace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evalPointDynamic</text:p>
          </table:table-cell>
          <table:covered-table-cell/>
          <table:table-cell table:style-name="ce12"/>
        </table:table-row>
        <table:table-row table:style-name="ro1">
          <table:table-cell table:style-name="ce9" office:value-type="string" calcext:value-type="string" table:number-columns-spanned="1" table:number-rows-spanned="2">
            <text:p>removed Methods</text:p>
          </table:table-cell>
          <table:table-cell table:style-name="ce13" office:value-type="string" calcext:value-type="string">
            <text:p>interceptCarefully</text:p>
          </table:table-cell>
          <table:table-cell table:style-name="ce9" table:number-columns-spanned="1" table:number-rows-spanned="2"/>
          <table:table-cell table:style-name="ce13"/>
        </table:table-row>
        <table:table-row table:style-name="ro1">
          <table:covered-table-cell/>
          <table:table-cell table:style-name="ce12" office:value-type="string" calcext:value-type="string">
            <text:p>dribbleNeedToTurn</text:p>
          </table:table-cell>
          <table:covered-table-cell/>
          <table:table-cell table:style-name="ce1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aybe us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updateLastTurnTime</text:p>
          </table:table-cell>
          <table:table-cell table:style-name="Default" table:number-columns-repeated="3"/>
        </table:table-row>
      </table:table>
      <table:table table:name="Query-Objekt" table:style-name="ta1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commentary</text:p>
          </table:table-cell>
        </table:table-row>
        <table:table-row table:style-name="ro1">
          <table:table-cell office:value-type="string" calcext:value-type="string">
            <text:p>MotionControl</text:p>
          </table:table-cell>
          <table:table-cell office:value-type="string" calcext:value-type="string">
            <text:p>returnMotionControl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AlignPoint</text:p>
          </table:table-cell>
          <table:table-cell/>
        </table:table-row>
        <table:table-row table:style-name="ro1">
          <table:table-cell office:value-type="string" calcext:value-type="string">
            <text:p>shared_ptr&lt;geometry::CNPoint2D&gt;</text:p>
          </table:table-cell>
          <table:table-cell office:value-type="string" calcext:value-type="string">
            <text:p>egoDestinationPoint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angleTolerance</text:p>
          </table:table-cell>
          <table:table-cell/>
        </table:table-row>
        <table:table-row table:style-name="ro1">
          <table:table-cell office:value-type="string" calcext:value-type="string">
            <text:p>shared_ptr&lt;vector&lt;shared_ptr&lt;geometry::CNPoint2D&gt;&gt;&gt;</text:p>
          </table:table-cell>
          <table:table-cell office:value-type="string" calcext:value-type="string">
            <text:p>additionalPoin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rib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6:18:59.79106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56:16.160536952</meta:creation-date>
    <dc:date>2016-06-16T15:17:34.907283712</dc:date>
    <meta:editing-duration>P1DT4H5M5S</meta:editing-duration>
    <meta:editing-cycles>31</meta:editing-cycles>
    <meta:generator>LibreOffice/4.2.8.2$Linux_X86_64 LibreOffice_project/420m0$Build-2</meta:generator>
    <meta:document-statistic meta:table-count="3" meta:cell-count="224" meta:object-count="0"/>
  </office:meta>
</office:document-meta>
</file>